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6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b2b2b2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15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4"/>
          <table:table-cell table:style-name="ce11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/>
        </table:table-row>
        <table:table-row table:style-name="ro1">
          <table:table-cell/>
          <table:covered-table-cell table:style-name="ce6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/>
        </table:table-row>
        <table:table-row table:style-name="ro1" table:number-rows-repeated="10483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39:48.903536665</meta:creation-date>
    <dc:date>2016-12-10T19:21:42.296231879</dc:date>
    <meta:editing-duration>PT31M40S</meta:editing-duration>
    <meta:editing-cycles>10</meta:editing-cycles>
    <meta:generator>LibreOffice/5.1.4.2$Linux_X86_64 LibreOffice_project/10m0$Build-2</meta:generator>
    <meta:document-statistic meta:table-count="1" meta:cell-count="433" meta:object-count="0"/>
  </office:meta>
</office:document-meta>
</file>